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 Sans1" svg:font-family="'Open Sans'" style:font-adornments="Regular" style:font-family-generic="swiss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5.9cm"/>
    </style:style>
    <style:style style:name="Table2.B" style:family="table-column">
      <style:table-column-properties style:column-width="0.318cm"/>
    </style:style>
    <style:style style:name="Table2.C" style:family="table-column">
      <style:table-column-properties style:column-width="11.377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background-color="#dddddd" fo:padding="0.097cm" fo:border="none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none">
        <style:background-image/>
      </style:table-cell-properties>
    </style:style>
    <style:style style:name="Table2.2" style:family="table-row">
      <style:table-row-properties style:min-row-height="1.804cm"/>
    </style:style>
    <style:style style:name="Table2.A2" style:family="table-cell">
      <style:table-cell-properties style:vertical-align="middle"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4" style:family="table">
      <style:table-properties style:width="17.806cm" fo:margin-left="-0.09cm" table:align="left"/>
    </style:style>
    <style:style style:name="Table4.A" style:family="table-column">
      <style:table-column-properties style:column-width="0.146cm"/>
    </style:style>
    <style:style style:name="Table4.B" style:family="table-column">
      <style:table-column-properties style:column-width="17.492cm"/>
    </style:style>
    <style:style style:name="Table4.C" style:family="table-column">
      <style:table-column-properties style:column-width="0.168cm"/>
    </style:style>
    <style:style style:name="Table4.1" style:family="table-row">
      <style:table-row-properties style:min-row-height="0.82cm"/>
    </style:style>
    <style:style style:name="Table4.A1" style:family="table-cell">
      <style:table-cell-properties fo:background-color="#ffffff" fo:padding="0.199cm" fo:border="none">
        <style:background-image/>
      </style:table-cell-properties>
    </style:style>
    <style:style style:name="Table4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4.A2" style:family="table-cell">
      <style:table-cell-properties fo:padding="0.199cm" fo:border="none"/>
    </style:style>
    <style:style style:name="Table3" style:family="table">
      <style:table-properties style:width="17.806cm" fo:margin-left="-0.09cm" table:align="left"/>
    </style:style>
    <style:style style:name="Table3.A" style:family="table-column">
      <style:table-column-properties style:column-width="0.146cm"/>
    </style:style>
    <style:style style:name="Table3.B" style:family="table-column">
      <style:table-column-properties style:column-width="11.76cm"/>
    </style:style>
    <style:style style:name="Table3.C" style:family="table-column">
      <style:table-column-properties style:column-width="5.733cm"/>
    </style:style>
    <style:style style:name="Table3.D" style:family="table-column">
      <style:table-column-properties style:column-width="0.168cm"/>
    </style:style>
    <style:style style:name="Table3.1" style:family="table-row">
      <style:table-row-properties style:min-row-height="0.82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6" style:family="table-row">
      <style:table-row-properties style:min-row-height="1.291cm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7" style:family="table-row">
      <style:table-row-properties style:min-row-height="0.794cm"/>
    </style:style>
    <style:style style:name="Table3.A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A12" style:family="table-cell">
      <style:table-cell-properties fo:padding="0.199cm" fo:border="none"/>
    </style:style>
    <style:style style:name="Table3.C12" style:family="table-cell">
      <style:table-cell-properties fo:padding="0.199cm" fo:border="none"/>
    </style:style>
    <style:style style:name="Table3.A13" style:family="table-cell">
      <style:table-cell-properties fo:padding="0.199cm" fo:border="none"/>
    </style:style>
    <style:style style:name="Table3.A14" style:family="table-cell">
      <style:table-cell-properties fo:padding="0.199cm" fo:border="none"/>
    </style:style>
    <style:style style:name="Table3.C14" style:family="table-cell">
      <style:table-cell-properties fo:padding="0.199cm" fo:border="none"/>
    </style:style>
    <style:style style:name="Table3.15" style:family="table-row">
      <style:table-row-properties style:min-row-height="1.473cm"/>
    </style:style>
    <style:style style:name="Table3.A15" style:family="table-cell">
      <style:table-cell-properties fo:padding="0.199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11.615cm"/>
    </style:style>
    <style:style style:name="Table1.B" style:family="table-column">
      <style:table-column-properties style:column-width="5.927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4" style:family="table-row">
      <style:table-row-properties style:min-row-height="1.081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6" style:family="table-row">
      <style:table-row-properties style:min-row-height="0.864cm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5" style:family="table">
      <style:table-properties style:width="17.605cm" fo:margin-left="0cm" table:align="left"/>
    </style:style>
    <style:style style:name="Table5.A" style:family="table-column">
      <style:table-column-properties style:column-width="8.916cm"/>
    </style:style>
    <style:style style:name="Table5.B" style:family="table-column">
      <style:table-column-properties style:column-width="0.291cm"/>
    </style:style>
    <style:style style:name="Table5.C" style:family="table-column">
      <style:table-column-properties style:column-width="8.398cm"/>
    </style:style>
    <style:style style:name="Table5.A1" style:family="table-cell">
      <style:table-cell-properties fo:background-color="#dddddd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474cm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2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56fe05" officeooo:paragraph-rsid="0056fe0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14pt" fo:language="en" fo:country="CA" fo:font-weight="bold" officeooo:rsid="000a874f" officeooo:paragraph-rsid="00300bf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5085b" officeooo:paragraph-rsid="0055085b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6fe05" officeooo:paragraph-rsid="0056fe05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3319fd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end" style:justify-single-word="false"/>
      <style:text-properties fo:color="#999999" loext:opacity="100%" style:font-name="Open sans" fo:font-size="12pt" fo:language="fr" fo:country="CA" fo:font-style="italic" officeooo:rsid="006d34e5" officeooo:paragraph-rsid="006d34e5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965a5" officeooo:paragraph-rsid="005965a5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ada6a" officeooo:paragraph-rsid="005ada6a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5085b" officeooo:paragraph-rsid="0055085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fr" fo:country="CA" fo:font-style="normal" style:text-underline-style="none" fo:font-weight="bold" officeooo:rsid="006d34e5" officeooo:paragraph-rsid="006d34e5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fr" fo:country="CA" fo:font-style="normal" style:text-underline-style="none" fo:font-weight="bold" officeooo:rsid="006f66da" officeooo:paragraph-rsid="006f66da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56fe05" officeooo:paragraph-rsid="0056fe05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6f66da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text-properties officeooo:paragraph-rsid="0048470b"/>
    </style:style>
    <style:style style:name="P47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officeooo:paragraph-rsid="0039ffdc"/>
    </style:style>
    <style:style style:name="P49" style:family="paragraph" style:parent-style-name="Standard">
      <style:paragraph-properties fo:text-align="center" style:justify-single-word="false"/>
      <style:text-properties fo:font-size="12pt" officeooo:paragraph-rsid="0061143b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fo:font-size="11.8000001907349pt" officeooo:paragraph-rsid="006b89bc" style:font-size-asian="11.8000001907349pt" style:font-size-complex="11.8000001907349pt"/>
    </style:style>
    <style:style style:name="P51" style:family="paragraph" style:parent-style-name="Standard">
      <style:text-properties officeooo:paragraph-rsid="006f66da"/>
    </style:style>
    <style:style style:name="P52" style:family="paragraph" style:parent-style-name="Standard">
      <style:paragraph-properties fo:text-align="center" style:justify-single-word="false"/>
      <style:text-properties fo:color="#999999" loext:opacity="100%" style:font-name="Open sans" fo:font-size="12pt" fo:font-style="normal" style:text-underline-style="none" fo:font-weight="normal" officeooo:rsid="0020b962" officeooo:paragraph-rsid="006b89bc" style:font-size-asian="12pt" style:font-style-asian="normal" style:font-weight-asian="normal" style:font-size-complex="12pt"/>
    </style:style>
    <style:style style:name="P5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color="#999999" loext:opacity="100%" style:font-name="Open sans" fo:font-size="12pt" officeooo:rsid="0054ccfe" officeooo:paragraph-rsid="00747d3a" style:font-size-asian="12pt" style:font-size-complex="12pt"/>
    </style:style>
    <style:style style:name="P54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fo:color="#999999" loext:opacity="100%" style:font-name="Open sans" fo:font-size="12pt" officeooo:rsid="0054ccfe" officeooo:paragraph-rsid="00684c8c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fo:color="#999999" loext:opacity="100%" style:font-name="Open sans" fo:font-size="12pt" fo:language="fr" fo:country="CA" fo:font-weight="normal" officeooo:rsid="007ee6c0" officeooo:paragraph-rsid="00747d3a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999999" loext:opacity="100%" fo:language="fr" fo:country="CA" officeooo:rsid="007ee6c0" officeooo:paragraph-rsid="00747d3a"/>
    </style:style>
    <style:style style:name="P57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officeooo:paragraph-rsid="006f66da"/>
    </style:style>
    <style:style style:name="P58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officeooo:paragraph-rsid="00669555"/>
    </style:style>
    <style:style style:name="P59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style:font-name="Open Sans" officeooo:paragraph-rsid="006f66da"/>
    </style:style>
    <style:style style:name="P60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fo:color="#b2b2b2" loext:opacity="100%" style:font-name="Open sans" fo:font-size="12pt" officeooo:rsid="0055085b" officeooo:paragraph-rsid="006f66da" style:font-size-asian="12pt" style:font-size-complex="12pt"/>
    </style:style>
    <style:style style:name="P61" style:family="paragraph" style:parent-style-name="Standard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fo:color="#000000" loext:opacity="100%" style:font-name="Open sans" fo:font-size="12pt" officeooo:rsid="0061143b" officeooo:paragraph-rsid="006f66da" style:font-size-asian="12pt" style:font-size-complex="12pt"/>
    </style:style>
    <style:style style:name="P62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5642b8" style:font-name-asian="Source Code Pro Black" style:font-size-asian="12pt" style:font-name-complex="Source Code Pro Black" style:font-size-complex="12pt"/>
    </style:style>
    <style:style style:name="P63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56fe05" officeooo:paragraph-rsid="0056fe05" style:font-name-asian="Source Code Pro Black" style:font-size-asian="12pt" style:font-name-complex="Source Code Pro Black" style:font-size-complex="12pt"/>
    </style:style>
    <style:style style:name="P64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fo:font-style="normal" officeooo:rsid="0056fe05" officeooo:paragraph-rsid="0056fe05" style:font-name-asian="Source Code Pro Black" style:font-size-asian="12pt" style:font-style-asian="normal" style:font-name-complex="Source Code Pro Black" style:font-size-complex="12pt" style:font-style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5642b8" style:font-size-asian="12pt" style:font-size-complex="12pt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56fe05" style:font-size-asian="12pt" style:font-size-complex="12pt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Open sans" fo:font-size="12pt" officeooo:rsid="0056fe05" officeooo:paragraph-rsid="0056fe05" style:font-size-asian="12pt" style:font-size-complex="12pt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4a9a39" officeooo:paragraph-rsid="004a9a39" style:font-size-asian="12pt" style:font-style-asian="normal" style:font-size-complex="12pt" style:font-style-complex="normal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/>
      <style:text-properties style:font-name="Open sans" officeooo:rsid="008d46ed" officeooo:paragraph-rsid="00747d3a"/>
    </style:style>
    <style:style style:name="P70" style:family="paragraph" style:parent-style-name="Standard">
      <style:paragraph-properties fo:text-align="center" style:justify-single-word="false"/>
      <style:text-properties style:font-name="Open sans" officeooo:paragraph-rsid="00747d3a"/>
    </style:style>
    <style:style style:name="P71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72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size="12pt" officeooo:paragraph-rsid="00747d3a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officeooo:paragraph-rsid="00747d3a"/>
    </style:style>
    <style:style style:name="P75" style:family="paragraph" style:parent-style-name="Table_20_Contents" style:list-style-name="L1">
      <loext:graphic-properties draw:fill="none"/>
      <style:paragraph-properties fo:margin-left="1.3cm" fo:margin-right="0.801cm" fo:margin-top="0cm" fo:margin-bottom="0cm" style:contextual-spacing="false" fo:text-align="start" style:justify-single-word="false" fo:text-indent="-0.7cm" style:auto-text-indent="false" fo:background-color="transparent">
        <style:tab-stops>
          <style:tab-stop style:position="1.402cm"/>
          <style:tab-stop style:position="1.508cm"/>
        </style:tab-stops>
      </style:paragraph-properties>
      <style:text-properties fo:color="#b2b2b2" loext:opacity="100%" style:font-name="Open Sans" fo:font-size="12pt" officeooo:paragraph-rsid="006f66da" style:font-size-asian="12pt" style:font-size-complex="12pt"/>
    </style:style>
    <style:style style:name="P76" style:family="paragraph" style:parent-style-name="Table_20_Contents" style:list-style-name="L1">
      <style:paragraph-properties fo:text-align="start" style:justify-single-word="false"/>
      <style:text-properties fo:color="#b2b2b2" loext:opacity="100%" style:font-name="Open Sans" officeooo:paragraph-rsid="0070918d"/>
    </style:style>
    <style:style style:name="P77" style:family="paragraph" style:parent-style-name="Table_20_Contents" style:list-style-name="L1">
      <style:paragraph-properties fo:text-align="start" style:justify-single-word="false"/>
      <style:text-properties style:font-name="Open Sans" officeooo:paragraph-rsid="0070918d"/>
    </style:style>
    <style:style style:name="P78" style:family="paragraph" style:parent-style-name="Table_20_Contents" style:list-style-name="L1">
      <style:paragraph-properties fo:text-align="start" style:justify-single-word="false"/>
      <style:text-properties fo:color="#000000" loext:opacity="100%" style:font-name="Open sans" fo:font-size="12pt" officeooo:rsid="0055085b" officeooo:paragraph-rsid="0070918d" style:font-name-asian="Source Code Pro Black" style:font-size-asian="12pt" style:font-name-complex="Source Code Pro Black" style:font-size-complex="12pt"/>
    </style:style>
    <style:style style:name="P79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76e29" officeooo:paragraph-rsid="00576e29" style:font-name-asian="Source Code Pro Black" style:font-size-asian="12pt" style:font-name-complex="Source Code Pro Black" style:font-size-complex="12pt"/>
    </style:style>
    <style:style style:name="P80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86e10" officeooo:paragraph-rsid="00586e10" style:font-name-asian="Source Code Pro Black" style:font-size-asian="12pt" style:font-name-complex="Source Code Pro Black" style:font-size-complex="12pt"/>
    </style:style>
    <style:style style:name="P81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642b8" style:font-size-asian="12pt" style:font-style-asian="normal" style:font-size-complex="12pt" style:font-style-complex="normal"/>
    </style:style>
    <style:style style:name="P82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c23c1" style:font-size-asian="12pt" style:font-style-asian="normal" style:font-size-complex="12pt" style:font-style-complex="normal"/>
    </style:style>
    <style:style style:name="P83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4f561b" officeooo:paragraph-rsid="005c23c1" style:font-size-asian="12pt" style:font-style-asian="normal" style:font-size-complex="12pt" style:font-style-complex="normal"/>
    </style:style>
    <style:style style:name="P84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3pt" officeooo:rsid="0040e036" officeooo:paragraph-rsid="0040e036" style:font-name-asian="Source Code Pro Black" style:font-size-asian="2.59999990463257pt" style:font-name-complex="Source Code Pro Black" style:font-size-complex="3pt"/>
    </style:style>
    <style:style style:name="P85" style:family="paragraph" style:parent-style-name="Table_20_Contents" style:list-style-name="L1">
      <style:paragraph-properties fo:text-align="start" style:justify-single-word="false"/>
      <style:text-properties style:font-name="Open sans" fo:font-size="12pt" fo:language="fr" fo:country="CA" officeooo:rsid="006d34e5" officeooo:paragraph-rsid="006d34e5" style:font-size-asian="12pt" style:font-size-complex="12pt"/>
    </style:style>
    <style:style style:name="P86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6dc437" officeooo:paragraph-rsid="006dc437" style:font-size-asian="12pt" style:font-size-complex="12pt"/>
    </style:style>
    <style:style style:name="P87" style:family="paragraph" style:parent-style-name="Table_20_Contents" style:list-style-name="L2">
      <style:paragraph-properties fo:text-align="start" style:justify-single-word="false"/>
      <style:text-properties fo:color="#999999" loext:opacity="100%" style:font-name="Open sans" fo:font-size="12pt" officeooo:rsid="0054ccfe" officeooo:paragraph-rsid="00684c8c" style:font-size-asian="12pt" style:font-size-complex="12pt"/>
    </style:style>
    <style:style style:name="P88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89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6322dc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6b89bc" style:font-size-asian="12pt" style:font-style-asian="normal" style:font-weight-asian="normal" style:font-size-complex="12pt"/>
    </style:style>
    <style:style style:name="T4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5" style:family="text">
      <style:text-properties fo:font-size="12pt" fo:font-style="normal" style:text-underline-style="none" fo:font-weight="normal" officeooo:rsid="006322dc" style:font-size-asian="12pt" style:font-style-asian="normal" style:font-weight-asian="normal" style:font-size-complex="12pt"/>
    </style:style>
    <style:style style:name="T6" style:family="text">
      <style:text-properties fo:font-size="12pt" fo:language="fr" fo:country="CA" officeooo:rsid="006dc437" style:font-size-asian="12pt" style:font-size-complex="12pt"/>
    </style:style>
    <style:style style:name="T7" style:family="text">
      <style:text-properties fo:font-size="12pt" fo:language="fr" fo:country="CA" officeooo:rsid="006f66da" style:font-size-asian="12pt" style:font-size-complex="12pt"/>
    </style:style>
    <style:style style:name="T8" style:family="text">
      <style:text-properties fo:font-size="12pt" fo:language="fr" fo:country="CA" officeooo:rsid="0055085b" style:font-size-asian="12pt" style:font-size-complex="12pt"/>
    </style:style>
    <style:style style:name="T9" style:family="text">
      <style:text-properties fo:font-size="12pt" fo:language="fr" fo:country="CA" officeooo:rsid="005fab13" style:font-size-asian="12pt" style:font-size-complex="12pt"/>
    </style:style>
    <style:style style:name="T10" style:family="text">
      <style:text-properties fo:font-size="12pt" fo:language="fr" fo:country="CA" fo:font-weight="normal" officeooo:rsid="006d34e5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1" style:family="text">
      <style:text-properties fo:font-size="12pt" officeooo:rsid="0055085b" style:font-size-asian="12pt" style:font-size-complex="12pt"/>
    </style:style>
    <style:style style:name="T12" style:family="text">
      <style:text-properties fo:font-size="12pt" officeooo:rsid="0054ccfe" style:font-size-asian="12pt" style:font-size-complex="12pt"/>
    </style:style>
    <style:style style:name="T13" style:family="text">
      <style:text-properties fo:font-size="12pt" officeooo:rsid="005fab13" style:font-size-asian="12pt" style:font-size-complex="12pt"/>
    </style:style>
    <style:style style:name="T14" style:family="text">
      <style:text-properties fo:font-size="12pt" officeooo:rsid="0061143b" style:font-size-asian="12pt" style:font-size-complex="12pt"/>
    </style:style>
    <style:style style:name="T15" style:family="text">
      <style:text-properties fo:font-size="12pt" officeooo:rsid="0020b962" style:font-size-asian="12pt" style:font-style-asian="italic" style:font-size-complex="12pt" style:font-style-complex="italic"/>
    </style:style>
    <style:style style:name="T16" style:family="text">
      <style:text-properties fo:font-size="12pt" officeooo:rsid="0039ffdc" style:font-size-asian="12pt" style:font-style-asian="italic" style:font-size-complex="12pt" style:font-style-complex="italic"/>
    </style:style>
    <style:style style:name="T17" style:family="text">
      <style:text-properties fo:font-size="12pt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8" style:family="text">
      <style:text-properties fo:font-size="12pt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9" style:family="text">
      <style:text-properties fo:font-size="12pt" fo:font-weight="normal" officeooo:rsid="0055085b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20" style:family="text">
      <style:text-properties fo:font-size="12pt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21" style:family="text">
      <style:text-properties fo:font-size="12pt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22" style:family="text">
      <style:text-properties fo:font-size="12pt" fo:font-weight="normal" officeooo:rsid="0039ffdc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23" style:family="text">
      <style:text-properties fo:font-size="12pt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24" style:family="text">
      <style:text-properties fo:font-size="12pt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25" style:family="text">
      <style:text-properties fo:font-size="12pt" officeooo:rsid="0055085b" style:font-name-asian="Source Code Pro Black" style:font-size-asian="12pt" style:font-name-complex="Source Code Pro Black" style:font-size-complex="12pt"/>
    </style:style>
    <style:style style:name="T26" style:family="text">
      <style:text-properties fo:font-size="12pt" fo:language="zxx" fo:country="none" fo:font-style="normal" style:text-underline-style="none" fo:font-weight="normal" officeooo:rsid="00102d04" style:font-size-asian="12pt" style:font-style-asian="normal" style:font-weight-asian="normal" style:font-size-complex="12pt" style:font-weight-complex="normal"/>
    </style:style>
    <style:style style:name="T27" style:family="text">
      <style:text-properties fo:color="#999999" loext:opacity="100%" style:font-name="Open sans" fo:font-size="12pt" officeooo:rsid="005fab13" style:font-size-asian="12pt" style:font-size-complex="12pt"/>
    </style:style>
    <style:style style:name="T28" style:family="text">
      <style:text-properties fo:color="#999999" loext:opacity="100%" officeooo:rsid="0054ccfe"/>
    </style:style>
    <style:style style:name="T29" style:family="text">
      <style:text-properties fo:color="#999999" loext:opacity="100%" fo:font-size="12pt" fo:font-style="normal" fo:font-weight="normal" officeooo:rsid="0020b962" style:font-size-asian="12pt" style:font-style-asian="normal" style:font-weight-asian="normal" style:font-size-complex="12pt"/>
    </style:style>
    <style:style style:name="T30" style:family="text">
      <style:text-properties fo:color="#999999" loext:opacity="100%" fo:font-size="12pt" fo:font-style="normal" style:text-underline-style="none" fo:font-weight="normal" officeooo:rsid="0020b962" style:font-size-asian="12pt" style:font-style-asian="normal" style:font-weight-asian="normal" style:font-size-complex="12pt"/>
    </style:style>
    <style:style style:name="T31" style:family="text">
      <style:text-properties fo:color="#999999" loext:opacity="100%" fo:font-size="12pt" fo:font-style="normal" style:text-underline-style="none" fo:font-weight="normal" officeooo:rsid="006322dc" style:font-size-asian="12pt" style:font-style-asian="normal" style:font-weight-asian="normal" style:font-size-complex="12pt"/>
    </style:style>
    <style:style style:name="T32" style:family="text">
      <style:text-properties fo:color="#000000" loext:opacity="100%" fo:font-style="normal" officeooo:rsid="00300bf7" style:font-style-asian="normal" style:font-style-complex="normal"/>
    </style:style>
    <style:style style:name="T33" style:family="text">
      <style:text-properties fo:color="#000000" loext:opacity="100%" style:font-name="Open sans" fo:language="en" fo:country="CA" fo:font-weight="normal" officeooo:rsid="002159b7" style:font-weight-asian="normal" style:font-weight-complex="normal"/>
    </style:style>
    <style:style style:name="T34" style:family="text">
      <style:text-properties fo:color="#000000" loext:opacity="100%" style:font-name="Open sans" fo:language="en" fo:country="CA" fo:font-weight="normal" officeooo:rsid="00102d04" style:font-weight-asian="normal" style:font-weight-complex="normal"/>
    </style:style>
    <style:style style:name="T35" style:family="text">
      <style:text-properties fo:color="#000000" loext:opacity="100%" fo:language="fr" fo:country="CA" officeooo:rsid="0070918d" style:font-name-asian="Source Code Pro Black" style:font-name-complex="Source Code Pro Black"/>
    </style:style>
    <style:style style:name="T36" style:family="text">
      <style:text-properties officeooo:rsid="0010aa6d"/>
    </style:style>
    <style:style style:name="T37" style:family="text">
      <style:text-properties officeooo:rsid="00138700"/>
    </style:style>
    <style:style style:name="T38" style:family="text">
      <style:text-properties officeooo:rsid="0014f72d"/>
    </style:style>
    <style:style style:name="T39" style:family="text">
      <style:text-properties officeooo:rsid="0015b39a"/>
    </style:style>
    <style:style style:name="T40" style:family="text">
      <style:text-properties officeooo:rsid="0020b962"/>
    </style:style>
    <style:style style:name="T41" style:family="text">
      <style:text-properties officeooo:rsid="00211d5a"/>
    </style:style>
    <style:style style:name="T42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43" style:family="text">
      <style:text-properties fo:color="#000080" loext:opacity="100%" style:font-name="Open sans" fo:font-size="12pt" fo:language="zxx" fo:country="none" fo:font-style="normal" style:text-underline-style="none" fo:font-weight="normal" officeooo:rsid="00102d04" style:font-size-asian="12pt" style:font-style-asian="normal" style:font-weight-asian="normal" style:font-size-complex="12pt" style:font-weight-complex="normal"/>
    </style:style>
    <style:style style:name="T44" style:family="text">
      <style:text-properties fo:color="#000080" loext:opacity="100%" style:font-name="Open sans" fo:font-size="12pt" fo:font-style="normal" style:text-underline-style="solid" style:text-underline-width="auto" style:text-underline-color="font-color" fo:font-weight="normal" officeooo:rsid="0020b962" style:font-size-asian="12pt" style:font-style-asian="normal" style:font-weight-asian="normal" style:font-size-complex="12pt"/>
    </style:style>
    <style:style style:name="T45" style:family="text">
      <style:text-properties fo:color="#000080" loext:opacity="100%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/>
    </style:style>
    <style:style style:name="T46" style:family="text">
      <style:text-properties officeooo:rsid="002cc7fc"/>
    </style:style>
    <style:style style:name="T47" style:family="text">
      <style:text-properties officeooo:rsid="00300bf7"/>
    </style:style>
    <style:style style:name="T48" style:family="text">
      <style:text-properties officeooo:rsid="003211f5"/>
    </style:style>
    <style:style style:name="T49" style:family="text">
      <style:text-properties officeooo:rsid="003319fd"/>
    </style:style>
    <style:style style:name="T50" style:family="text">
      <style:text-properties officeooo:rsid="0039ffdc"/>
    </style:style>
    <style:style style:name="T51" style:family="text">
      <style:text-properties officeooo:rsid="003d9e19"/>
    </style:style>
    <style:style style:name="T52" style:family="text">
      <style:text-properties officeooo:rsid="0054ccfe"/>
    </style:style>
    <style:style style:name="T53" style:family="text">
      <style:text-properties officeooo:rsid="005642b8"/>
    </style:style>
    <style:style style:name="T54" style:family="text">
      <style:text-properties officeooo:rsid="0056fe05"/>
    </style:style>
    <style:style style:name="T55" style:family="text">
      <style:text-properties officeooo:rsid="00586e10"/>
    </style:style>
    <style:style style:name="T56" style:family="text">
      <style:text-properties officeooo:rsid="005fab13"/>
    </style:style>
    <style:style style:name="T57" style:family="text">
      <style:text-properties style:font-name="Open sans" fo:font-size="12pt" officeooo:rsid="0054ccfe" style:font-size-asian="12pt" style:font-size-complex="12pt"/>
    </style:style>
    <style:style style:name="T58" style:family="text">
      <style:text-properties style:font-name="Open sans" fo:font-size="12pt" fo:font-style="normal" style:text-underline-style="none" fo:font-weight="normal" officeooo:rsid="0020b962" style:font-size-asian="12pt" style:font-style-asian="normal" style:font-weight-asian="normal" style:font-size-complex="12pt"/>
    </style:style>
    <style:style style:name="T59" style:family="text">
      <style:text-properties style:font-name="Open sans" fo:font-size="12pt" fo:font-style="normal" style:text-underline-style="none" fo:font-weight="normal" officeooo:rsid="006322dc" style:font-size-asian="12pt" style:font-style-asian="normal" style:font-weight-asian="normal" style:font-size-complex="12pt"/>
    </style:style>
    <style:style style:name="T60" style:family="text">
      <style:text-properties style:font-name="Open sans" fo:font-size="12pt" fo:font-style="normal" style:text-underline-style="none" fo:font-weight="normal" officeooo:rsid="006b89bc" style:font-size-asian="12pt" style:font-style-asian="normal" style:font-weight-asian="normal" style:font-size-complex="12pt"/>
    </style:style>
    <style:style style:name="T61" style:family="text"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T62" style:family="text">
      <style:text-properties style:font-name="Open sans" fo:font-size="12pt" fo:font-weight="normal" officeooo:rsid="00102d04" style:font-size-asian="12pt" style:font-weight-asian="normal" style:font-size-complex="12pt" style:font-weight-complex="normal"/>
    </style:style>
    <style:style style:name="T63" style:family="text">
      <style:text-properties officeooo:rsid="0061143b"/>
    </style:style>
    <style:style style:name="T64" style:family="text">
      <style:text-properties officeooo:rsid="006322dc"/>
    </style:style>
    <style:style style:name="T65" style:family="text">
      <style:text-properties officeooo:rsid="00684c8c"/>
    </style:style>
    <style:style style:name="T66" style:family="text">
      <style:text-properties officeooo:rsid="0068fc7b"/>
    </style:style>
    <style:style style:name="T67" style:family="text">
      <style:text-properties fo:language="fr" fo:country="CA"/>
    </style:style>
    <style:style style:name="T68" style:family="text">
      <style:text-properties fo:language="fr" fo:country="CA" officeooo:rsid="006b89bc"/>
    </style:style>
    <style:style style:name="T69" style:family="text">
      <style:text-properties fo:language="fr" fo:country="CA" officeooo:rsid="006d34e5"/>
    </style:style>
    <style:style style:name="T70" style:family="text">
      <style:text-properties fo:language="fr" fo:country="CA" officeooo:rsid="005fab13"/>
    </style:style>
    <style:style style:name="T71" style:family="text">
      <style:text-properties fo:language="fr" fo:country="CA" officeooo:rsid="006f66da"/>
    </style:style>
    <style:style style:name="T72" style:family="text">
      <style:text-properties fo:language="fr" fo:country="CA" officeooo:rsid="006322dc"/>
    </style:style>
    <style:style style:name="T73" style:family="text">
      <style:text-properties fo:language="fr" fo:country="CA" officeooo:rsid="0070c22e"/>
    </style:style>
    <style:style style:name="T74" style:family="text">
      <style:text-properties fo:language="fr" fo:country="CA" officeooo:rsid="0070918d" style:font-name-asian="Source Code Pro Black" style:font-name-complex="Source Code Pro Black"/>
    </style:style>
    <style:style style:name="T75" style:family="text">
      <style:text-properties fo:language="fr" fo:country="CA" fo:font-style="normal" officeooo:rsid="006d34e5" style:font-name-asian="Source Code Pro Black" style:font-style-asian="normal" style:font-weight-asian="bold" style:font-name-complex="Source Code Pro Black" style:font-style-complex="normal" style:font-weight-complex="bold"/>
    </style:style>
    <style:style style:name="T76" style:family="text">
      <style:text-properties fo:language="fr" fo:country="CA" fo:font-style="normal" officeooo:rsid="006d34e5" style:font-style-asian="normal" style:font-style-complex="normal"/>
    </style:style>
    <style:style style:name="T77" style:family="text">
      <style:text-properties fo:language="fr" fo:country="CA" fo:font-style="normal" officeooo:rsid="00723fcb" style:font-style-asian="normal" style:font-style-complex="normal"/>
    </style:style>
    <style:style style:name="T78" style:family="text">
      <style:text-properties fo:language="fr" fo:country="CA" fo:font-style="normal" officeooo:rsid="007e8584" style:font-style-asian="normal" style:font-style-complex="normal"/>
    </style:style>
    <style:style style:name="T79" style:family="text">
      <style:text-properties fo:language="fr" fo:country="CA" fo:font-style="normal" officeooo:rsid="007491d0" style:font-style-asian="normal" style:font-style-complex="normal"/>
    </style:style>
    <style:style style:name="T80" style:family="text">
      <style:text-properties fo:language="fr" fo:country="CA" fo:font-style="normal" officeooo:rsid="00875f4f" style:font-style-asian="normal" style:font-style-complex="normal"/>
    </style:style>
    <style:style style:name="T81" style:family="text">
      <style:text-properties fo:language="fr" fo:country="CA" fo:font-style="normal" officeooo:rsid="00871b31" style:font-style-asian="normal" style:font-style-complex="normal"/>
    </style:style>
    <style:style style:name="T82" style:family="text">
      <style:text-properties fo:language="fr" fo:country="CA" officeooo:rsid="00723fcb" style:font-style-asian="italic" style:font-style-complex="italic"/>
    </style:style>
    <style:style style:name="T83" style:family="text">
      <style:text-properties fo:language="fr" fo:country="CA" officeooo:rsid="00723fcb"/>
    </style:style>
    <style:style style:name="T84" style:family="text">
      <style:text-properties officeooo:rsid="006dc437"/>
    </style:style>
    <style:style style:name="T85" style:family="text">
      <style:text-properties officeooo:rsid="0070c22e"/>
    </style:style>
    <style:style style:name="T86" style:family="text">
      <style:text-properties style:font-name-asian="Source Code Pro Black" style:font-name-complex="Source Code Pro Black"/>
    </style:style>
    <style:style style:name="T87" style:family="text">
      <style:text-properties officeooo:rsid="0055085b" style:font-name-asian="Source Code Pro Black" style:font-name-complex="Source Code Pro Black"/>
    </style:style>
    <style:style style:name="T88" style:family="text">
      <style:text-properties officeooo:rsid="00684c8c" style:font-name-asian="Source Code Pro Black" style:font-name-complex="Source Code Pro Black"/>
    </style:style>
    <style:style style:name="T89" style:family="text">
      <style:text-properties officeooo:rsid="003a3d34" style:font-name-asian="Source Code Pro Black" style:font-name-complex="Source Code Pro Black"/>
    </style:style>
    <style:style style:name="T90" style:family="text">
      <style:text-properties officeooo:rsid="0012147b" style:font-name-asian="Source Code Pro Black" style:font-name-complex="Source Code Pro Black"/>
    </style:style>
    <style:style style:name="T91" style:family="text">
      <style:text-properties officeooo:rsid="000e9a16" style:font-name-asian="Source Code Pro Black" style:font-name-complex="Source Code Pro Black"/>
    </style:style>
    <style:style style:name="T92" style:family="text">
      <style:text-properties officeooo:rsid="005642b8" style:font-name-asian="Source Code Pro Black" style:font-name-complex="Source Code Pro Black"/>
    </style:style>
    <style:style style:name="T93" style:family="text">
      <style:text-properties officeooo:rsid="0056fe05" style:font-name-asian="Source Code Pro Black" style:font-name-complex="Source Code Pro Black"/>
    </style:style>
    <style:style style:name="T94" style:family="text">
      <style:text-properties officeooo:rsid="005239e0" style:font-name-asian="Source Code Pro Black" style:font-name-complex="Source Code Pro Black"/>
    </style:style>
    <style:style style:name="T95" style:family="text">
      <style:text-properties officeooo:rsid="004a9a39" style:font-name-asian="Source Code Pro Black" style:font-name-complex="Source Code Pro Black"/>
    </style:style>
    <style:style style:name="T96" style:family="text">
      <style:text-properties style:font-name-asian="Source Code Pro Black" style:font-style-asian="italic" style:font-name-complex="Source Code Pro Black" style:font-style-complex="italic"/>
    </style:style>
    <style:style style:name="T97" style:family="text">
      <style:text-properties officeooo:rsid="0016f00f" style:font-name-asian="Source Code Pro Black" style:font-style-asian="italic" style:font-name-complex="Source Code Pro Black" style:font-style-complex="italic"/>
    </style:style>
    <style:style style:name="T98" style:family="text">
      <style:text-properties officeooo:rsid="000e9a16" style:font-name-asian="Source Code Pro Black" style:font-style-asian="italic" style:font-name-complex="Source Code Pro Black" style:font-style-complex="italic"/>
    </style:style>
    <style:style style:name="T99" style:family="text">
      <style:text-properties officeooo:rsid="0015b39a" style:font-name-asian="Source Code Pro Black" style:font-style-asian="italic" style:font-name-complex="Source Code Pro Black" style:font-style-complex="italic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20b962" style:font-style-asian="normal" style:font-style-complex="normal"/>
    </style:style>
    <style:style style:name="T102" style:family="text">
      <style:text-properties fo:font-style="normal" officeooo:rsid="00102d04" style:font-style-asian="normal" style:font-style-complex="normal"/>
    </style:style>
    <style:style style:name="T103" style:family="text">
      <style:text-properties fo:font-style="normal" officeooo:rsid="0014f72d" style:font-style-asian="normal" style:font-style-complex="normal"/>
    </style:style>
    <style:style style:name="T104" style:family="text">
      <style:text-properties fo:font-style="normal" officeooo:rsid="0055085b" style:font-style-asian="normal" style:font-style-complex="normal"/>
    </style:style>
    <style:style style:name="T105" style:family="text">
      <style:text-properties fo:font-style="normal" officeooo:rsid="00211d5a" style:font-style-asian="normal" style:font-style-complex="normal"/>
    </style:style>
    <style:style style:name="T106" style:family="text">
      <style:text-properties fo:font-style="normal" officeooo:rsid="00138700" style:font-style-asian="normal" style:font-style-complex="normal"/>
    </style:style>
    <style:style style:name="T107" style:family="text">
      <style:text-properties fo:font-style="normal" officeooo:rsid="002159b7" style:font-style-asian="normal" style:font-style-complex="normal"/>
    </style:style>
    <style:style style:name="T108" style:family="text">
      <style:text-properties fo:font-style="normal" officeooo:rsid="0056fe05" style:font-style-asian="normal" style:font-style-complex="normal"/>
    </style:style>
    <style:style style:name="T109" style:family="text">
      <style:text-properties fo:font-style="normal" style:font-style-asian="normal" style:font-weight-asian="bold" style:font-style-complex="normal" style:font-weight-complex="bold"/>
    </style:style>
    <style:style style:name="T110" style:family="text">
      <style:text-properties fo:font-style="normal" officeooo:rsid="005642b8" style:font-style-asian="normal" style:font-weight-asian="bold" style:font-style-complex="normal" style:font-weight-complex="bold"/>
    </style:style>
    <style:style style:name="T111" style:family="text">
      <style:text-properties fo:font-style="normal" officeooo:rsid="003ca107" style:font-style-asian="normal" style:font-weight-asian="bold" style:font-style-complex="normal" style:font-weight-complex="bold"/>
    </style:style>
    <style:style style:name="T112" style:family="text">
      <style:text-properties fo:font-style="normal" officeooo:rsid="0035af77" style:font-style-asian="normal" style:font-weight-asian="bold" style:font-style-complex="normal" style:font-weight-complex="bold"/>
    </style:style>
    <style:style style:name="T113" style:family="text">
      <style:text-properties fo:font-style="normal" officeooo:rsid="003b7c01" style:font-style-asian="normal" style:font-weight-asian="bold" style:font-style-complex="normal" style:font-weight-complex="bold"/>
    </style:style>
    <style:style style:name="T114" style:family="text">
      <style:text-properties fo:font-style="normal" style:font-name-asian="Source Code Pro Black" style:font-style-asian="normal" style:font-weight-asian="bold" style:font-name-complex="Source Code Pro Black" style:font-style-complex="normal" style:font-weight-complex="bold"/>
    </style:style>
    <style:style style:name="T115" style:family="text">
      <style:text-properties fo:font-style="normal" officeooo:rsid="0055085b" style:font-name-asian="Source Code Pro Black" style:font-style-asian="normal" style:font-weight-asian="bold" style:font-name-complex="Source Code Pro Black" style:font-style-complex="normal" style:font-weight-complex="bold"/>
    </style:style>
    <style:style style:name="T116" style:family="text">
      <style:text-properties fo:font-style="normal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117" style:family="text">
      <style:text-properties fo:color="#3465a4" loext:opacity="100%" fo:font-size="12pt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18" style:family="text">
      <style:text-properties style:font-style-asian="italic" style:font-style-complex="italic"/>
    </style:style>
    <style:style style:name="T119" style:family="text">
      <style:text-properties officeooo:rsid="0010aa6d" style:font-style-asian="italic" style:font-style-complex="italic"/>
    </style:style>
    <style:style style:name="T120" style:family="text">
      <style:text-properties officeooo:rsid="00211d5a" style:font-style-asian="italic" style:font-style-complex="italic"/>
    </style:style>
    <style:style style:name="T121" style:family="text">
      <style:text-properties officeooo:rsid="00300bf7" style:font-style-asian="italic" style:font-style-complex="italic"/>
    </style:style>
    <style:style style:name="T122" style:family="text">
      <style:text-properties officeooo:rsid="005642b8" style:font-style-asian="italic" style:font-style-complex="italic"/>
    </style:style>
    <style:style style:name="T123" style:family="text">
      <style:text-properties officeooo:rsid="005ada6a" style:font-style-asian="italic" style:font-style-complex="italic"/>
    </style:style>
    <style:style style:name="T124" style:family="text">
      <style:text-properties officeooo:rsid="003c7668" style:font-style-asian="italic" style:font-style-complex="italic"/>
    </style:style>
    <style:style style:name="T125" style:family="text">
      <style:text-properties officeooo:rsid="0015b39a" style:font-style-asian="italic" style:font-style-complex="italic"/>
    </style:style>
    <style:style style:name="T126" style:family="text">
      <style:text-properties officeooo:rsid="0056fe05" style:font-style-asian="italic" style:font-style-complex="italic"/>
    </style:style>
    <style:style style:name="T127" style:family="text">
      <style:text-properties officeooo:rsid="0020b962" style:font-style-asian="italic" style:font-style-complex="italic"/>
    </style:style>
    <style:style style:name="T128" style:family="text">
      <style:text-properties officeooo:rsid="00723fcb" style:font-style-asian="italic" style:font-style-complex="italic"/>
    </style:style>
    <style:style style:name="T129" style:family="text">
      <style:text-properties officeooo:rsid="0056fe05" style:font-weight-asian="bold" style:font-weight-complex="bold"/>
    </style:style>
    <style:style style:name="T130" style:family="text">
      <style:text-properties officeooo:rsid="00300bf7" style:font-weight-asian="bold" style:font-weight-complex="bold"/>
    </style:style>
    <style:style style:name="T131" style:family="text">
      <style:text-properties officeooo:rsid="003b7c01" style:font-weight-asian="bold" style:font-weight-complex="bold"/>
    </style:style>
    <style:style style:name="T132" style:family="text">
      <style:text-properties officeooo:rsid="005642b8" style:font-weight-asian="bold" style:font-weight-complex="bold"/>
    </style:style>
    <style:style style:name="T133" style:family="text">
      <style:text-properties officeooo:rsid="00723fcb"/>
    </style:style>
    <style:style style:name="T134" style:family="text">
      <style:text-properties officeooo:rsid="00747d3a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<text:span text:style-name="Section"><text:tab/>Nikola Tutić</text:span></text:p>
          </table:table-cell>
          <table:table-cell table:style-name="Table2.B1" office:value-type="string">
            <text:p text:style-name="Standard"/>
          </table:table-cell>
          <table:table-cell table:style-name="Table2.C1" office:value-type="string">
            <text:p text:style-name="P36"><text:span text:style-name="Section">Profil</text:span></text:p>
          </table:table-cell>
        </table:table-row>
        <table:table-row table:style-name="Table2.2">
          <table:table-cell table:style-name="Table2.A2" office:value-type="string">
            <text:p text:style-name="P74"><text:span text:style-name="T58"><text:s/></text:span><text:span text:style-name="T59">Portfolio</text:span><text:span text:style-name="T60">:</text:span><text:span text:style-name="T59"> </text:span><text:a xlink:type="simple" xlink:href="https://tutic.ca/en" text:style-name="Internet_20_link" text:visited-style-name="Visited_20_Internet_20_Link"><text:span text:style-name="T44">tutic.ca</text:span></text:a></text:p>
            <text:p text:style-name="P69"><text:span text:style-name="T4">Code:</text:span><text:span text:style-name="T5"> </text:span><text:a xlink:type="simple" xlink:href="https://tutic.ca/en" text:style-name="Internet_20_link" text:visited-style-name="Visited_20_Internet_20_Link"><text:span text:style-name="T45">g</text:span></text:a><text:span text:style-name="T45">ithub.com/ntutic</text:span></text:p>
            <text:p text:style-name="P70"><text:span text:style-name="T30"><text:s text:c="2"/></text:span></text:p>
            <text:p text:style-name="P73"><text:span text:style-name="T33">+1 </text:span><text:span text:style-name="T34">819 349-3340</text:span></text:p>
            <text:p text:style-name="P74"><text:a xlink:type="simple" xlink:href="mailto:nikola@tutic.ca" text:style-name="Internet_20_link" text:visited-style-name="Visited_20_Internet_20_Link"><text:span text:style-name="T42">nikola@tutic.ca</text:span></text:a></text:p>
            <text:p text:style-name="P74"><text:span text:style-name="T42"/></text:p>
            <text:p text:style-name="P56"><text:span text:style-name="T62">7</text:span><text:span text:style-name="T61">744-B rue Saint-Denis</text:span></text:p>
            <text:p text:style-name="P55"><text:span text:style-name="Text_20_no-Emphasis"><text:span text:style-name="T26">Montréal, H2R 2E8</text:span></text:span>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P50"><text:span text:style-name="_30_._20_Text_20_Emphasis"><text:span text:style-name="T68">Initialement biologiste, je me suis réorienté vers la programmation pour répondre à mes besoins en automation et traitement de doTable Contentsnnées, puis pour nourrir ma passion pour les défis de développement logiciel. Avec une variété de projets </text:span></text:span><text:span text:style-name="_30_._20_Text_20_Emphasis"><text:span text:style-name="T69">complétés </text:span></text:span><text:span text:style-name="_30_._20_Text_20_Emphasis"><text:span text:style-name="T68">p</text:span></text:span><text:span text:style-name="_30_._20_Text_20_Emphasis"><text:span text:style-name="T69">ou</text:span></text:span><text:span text:style-name="_30_._20_Text_20_Emphasis"><text:span text:style-name="T68">r des clients </text:span></text:span><text:span text:style-name="_30_._20_Text_20_Emphasis"><text:span text:style-name="T69">ayant validé ma polyvalence et ma débrouillardise, je cherche à rejoindre une équipe pour atteindre le prochain niveau dans mes compétences de développeur.</text:span>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5"/>
          </table:table-cell>
          <table:table-cell table:style-name="Table4.B1" office:value-type="string">
            <text:p text:style-name="P38"><text:span text:style-name="Section"><text:span text:style-name="T85">Aperçu </text:span></text:span><text:span text:style-name="Section">Portfolio</text:span></text:p>
          </table:table-cell>
          <table:table-cell table:style-name="Table4.A1" office:value-type="string">
            <text:p text:style-name="P51"/>
          </table:table-cell>
        </table:table-row>
        <table:table-row>
          <table:table-cell table:style-name="Table4.A2" table:number-columns-spanned="3" office:value-type="string">
            <text:list text:style-name="L1">
              <text:list-item>
                <text:list>
                  <text:list-item>
                    <text:p text:style-name="P57"><text:span text:style-name="_30_._20_Text_20_Emphasis"><text:span text:style-name="T7">Interfaces bureau</text:span></text:span><text:span text:style-name="T57"> </text:span><text:span text:style-name="Text_20_no-Emphasis"><text:span text:style-name="T7">pour contrôler des machines dans l’industrie laitière</text:span></text:span></text:p>
                    <text:p text:style-name="P75"><text:span text:style-name="Text_20_no-Emphasis"><text:span text:style-name="T52">↳ </text:span></text:span><text:span text:style-name="Text_20_no-Emphasis"><text:span text:style-name="T56">Python, Qt,</text:span></text:span><text:span text:style-name="Text_20_no-Emphasis"><text:span text:style-name="T63"> </text:span></text:span><text:span text:style-name="Text_20_no-Emphasis"><text:span text:style-name="T71">transmission séri</text:span></text:span><text:span text:style-name="Text_20_no-Emphasis"><text:span text:style-name="T73">ale</text:span></text:span><text:span text:style-name="Text_20_no-Emphasis"><text:span text:style-name="T71">, protocole </text:span></text:span><text:span text:style-name="Text_20_no-Emphasis"><text:span text:style-name="T56">Modbus, </text:span></text:span><text:span text:style-name="Text_20_no-Emphasis"><text:span text:style-name="T71">requêtage HTTP</text:span></text:span></text:p>
                  </text:list-item>
                </text:list>
              </text:list-item>
              <text:list-item>
                <text:p text:style-name="P77"><text:span text:style-name="_30_._20_Text_20_Emphasis"><text:span text:style-name="T74">E</text:span></text:span><text:span text:style-name="_30_._20_Text_20_Emphasis"><text:span text:style-name="T87">xtension </text:span></text:span><text:span text:style-name="_30_._20_Text_20_Emphasis"><text:span text:style-name="T74">Chrome</text:span></text:span><text:span text:style-name="T35"> </text:span><text:span text:style-name="Text_20_no-Emphasis"><text:span text:style-name="T87">for </text:span></text:span><text:span text:style-name="Text_20_no-Emphasis"><text:span text:style-name="T88">time</text:span></text:span><text:span text:style-name="Text_20_no-Emphasis"><text:span text:style-name="T87"> management used by</text:span></text:span><text:span text:style-name="Text_20_no-Emphasis"><text:span text:style-name="T89"> &gt;</text:span></text:span><text:span text:style-name="Text_20_no-Emphasis"><text:span text:style-name="T88">7</text:span></text:span><text:span text:style-name="Text_20_no-Emphasis"><text:span text:style-name="T89">0 employ</text:span></text:span><text:span text:style-name="Text_20_no-Emphasis"><text:span text:style-name="T87">ees </text:span></text:span><text:span text:style-name="Text_20_no-Emphasis"><text:span text:style-name="T88">and &gt;250 users</text:span></text:span><text:span text:style-name="T28"> </text:span></text:p>
                <text:p text:style-name="P76"><text:span text:style-name="Text_20_no-Emphasis"><text:span text:style-name="T52">↳</text:span></text:span><text:span text:style-name="Text_20_no-Emphasis"><text:span text:style-name="T56">JavaScript, </text:span></text:span><text:span text:style-name="Text_20_no-Emphasis"><text:span text:style-name="T63">API integration, </text:span></text:span><text:span text:style-name="Text_20_no-Emphasis"><text:span text:style-name="T56">Manifest V</text:span></text:span><text:span text:style-name="Text_20_no-Emphasis"><text:span text:style-name="T65">3, </text:span></text:span><text:span text:style-name="Text_20_no-Emphasis"><text:span text:style-name="T56">HTML, CSS</text:span></text:span></text:p>
                <text:list>
                  <text:list-item>
                    <text:p text:style-name="P59"><text:span text:style-name="_30_._20_Text_20_Emphasis"><text:span text:style-name="T6">Scraping</text:span></text:span><text:span text:style-name="_30_._20_Text_20_Emphasis"><text:span text:style-name="T11"> solutions </text:span></text:span><text:span text:style-name="Text_20_no-Emphasis"><text:span text:style-name="T7">integrating</text:span></text:span><text:span text:style-name="Text_20_no-Emphasis"><text:span text:style-name="T11"> unstructured web data</text:span></text:span></text:p>
                    <text:p text:style-name="P60"><text:span text:style-name="Text_20_no-Emphasis"><text:span text:style-name="T63">↳ </text:span></text:span><text:span text:style-name="Text_20_no-Emphasis"><text:span text:style-name="T56">Python </text:span></text:span><text:span text:style-name="Text_20_no-Emphasis"><text:span text:style-name="T65">&amp; JavaScript, </text:span></text:span><text:span text:style-name="Text_20_no-Emphasis"><text:span text:style-name="T64">Qt, </text:span></text:span><text:span text:style-name="Text_20_no-Emphasis"><text:span text:style-name="T56">scrapy, Selenium, APIs, HTTP </text:span></text:span><text:span text:style-name="Text_20_no-Emphasis"><text:span text:style-name="T63">requests</text:span></text:span><text:span text:style-name="Text_20_no-Emphasis"><text:span text:style-name="T56">, </text:span></text:span><text:span text:style-name="Text_20_no-Emphasis"><text:span text:style-name="T65">SQL</text:span></text:span></text:p>
                  </text:list-item>
                  <text:list-item>
                    <text:p text:style-name="P61"><text:span text:style-name="_30_._20_Text_20_Emphasis">Chrome extension</text:span> <text:span text:style-name="Text_20_no-Emphasis">integrating external data to CRM website</text:span></text:p>
                    <text:p text:style-name="P57"><text:span text:style-name="Text_20_no-Emphasis"><text:span text:style-name="T12">↳ </text:span></text:span><text:span text:style-name="Text_20_no-Emphasis"><text:span text:style-name="T13">JavaScript, </text:span></text:span><text:span text:style-name="Text_20_no-Emphasis"><text:span text:style-name="T14">MongoDB, </text:span></text:span><text:span text:style-name="Text_20_no-Emphasis"><text:span text:style-name="T13">HTML, CSS, </text:span></text:span><text:span text:style-name="Text_20_no-Emphasis"><text:span text:style-name="T14">API integration, </text:span></text:span><text:span text:style-name="Text_20_no-Emphasis"><text:span text:style-name="T13">Manifest V3</text:span></text:span></text:p>
                  </text:list-item>
                </text:list>
              </text:list-item>
              <text:list-item>
                <text:p text:style-name="P78"><text:span text:style-name="_30_._20_Text_20_Emphasis"><text:span text:style-name="T134">System administration</text:span></text:span><text:span text:style-name="Text_20_no-Emphasis">, </text:span><text:span text:style-name="Text_20_no-Emphasis"><text:span text:style-name="T134">scripting, hosting, pipelines, CI/CD, scraping</text:span></text:span></text:p>
                <text:p text:style-name="P53"><text:span text:style-name="Text_20_no-Emphasis"><text:span text:style-name="T70">↳ </text:span></text:span><text:span text:style-name="Text_20_no-Emphasis"><text:span text:style-name="T78">b</text:span></text:span><text:span text:style-name="Text_20_no-Emphasis"><text:span text:style-name="T79">ash, Linux / Debian, Docke</text:span></text:span><text:span text:style-name="Text_20_no-Emphasis"><text:span text:style-name="T80">r</text:span></text:span><text:span text:style-name="Text_20_no-Emphasis"><text:span text:style-name="T79">, nginx, Je</text:span></text:span><text:span text:style-name="Text_20_no-Emphasis"><text:span text:style-name="T81">­</text:span></text:span><text:span text:style-name="Text_20_no-Emphasis"><text:span text:style-name="T79">nkins, </text:span></text:span><text:span text:style-name="Text_20_no-Emphasis"><text:span text:style-name="T80">AWS, </text:span></text:span><text:span text:style-name="Text_20_no-Emphasis"><text:span text:style-name="T78">Cloudflare</text:span></text:span></text:p>
              </text:list-item>
            </text:list>
          </table:table-cell>
          <table:covered-table-cell/>
          <table:covered-table-cell/>
        </table:table-row>
      </table:table>
      <text:p text:style-name="P2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4"/>
          </table:table-cell>
          <table:table-cell table:style-name="Table3.B1" table:number-columns-spanned="2" office:value-type="string">
            <text:p text:style-name="P37"><text:span text:style-name="Section">Expériences</text:span>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25"><text:span text:style-name="Title"><text:span text:style-name="T75">Développeur Logiciel Freelance</text:span></text:span><text:span text:style-name="Title"><text:span text:style-name="T90"> </text:span></text:span></text:p>
            <text:p text:style-name="P48"><text:span text:style-name="Subtitle"><text:span text:style-name="T15">UpWork </text:span></text:span><text:span text:style-name="Subtitle"><text:span text:style-name="T16">(</text:span></text:span><text:span text:style-name="Subtitle"><text:span text:style-name="T17">profil</text:span></text:span><text:span text:style-name="Subtitle"><text:span text:style-name="T18"> </text:span></text:span><text:span text:style-name="Subtitle"><text:span text:style-name="T10">et commentaires sur</text:span></text:span><text:span text:style-name="Subtitle"><text:span text:style-name="T19"> </text:span></text:span><text:a xlink:type="simple" xlink:href="https://tutic.ca/upwork" text:style-name="Internet_20_link" text:visited-style-name="Visited_20_Internet_20_Link"><text:span text:style-name="Subtitle"><text:span text:style-name="T117">tutic.ca/upwork</text:span></text:span></text:a><text:span text:style-name="Subtitle"><text:span text:style-name="T20">)</text:span></text:span><text:span text:style-name="Subtitle"><text:span text:style-name="T21"> <text:s/></text:span></text:span><text:span text:style-name="Subtitle"><text:span text:style-name="T22"><text:s/></text:span></text:span><text:span text:style-name="Subtitle"><text:span text:style-name="T23"><text:s/></text:span></text:span><text:span text:style-name="Subtitle"><text:span text:style-name="T24"><text:s text:c="2"/></text:span></text:span></text:p>
          </table:table-cell>
          <table:covered-table-cell/>
          <table:table-cell table:style-name="Table3.C2" table:number-columns-spanned="2" office:value-type="string">
            <text:p text:style-name="P15"><text:span text:style-name="_30_._20_Text_20_Emphasis"><text:span text:style-name="T101">20</text:span></text:span><text:span text:style-name="_30_._20_Text_20_Emphasis"><text:span text:style-name="T100">22</text:span></text:span><text:span text:style-name="_30_._20_Text_20_Emphasis"><text:span text:style-name="T102"> </text:span></text:span><text:span text:style-name="_30_._20_Text_20_Emphasis"><text:span text:style-name="T103">–</text:span></text:span><text:span text:style-name="_30_._20_Text_20_Emphasis"><text:span text:style-name="T104"> </text:span></text:span><text:span text:style-name="_30_._20_Text_20_Emphasis"><text:span text:style-name="T76">Présen</text:span></text:span><text:span text:style-name="_30_._20_Text_20_Emphasis"><text:span text:style-name="T77">t</text:span></text:span></text:p>
            <text:p text:style-name="P31"><text:span text:style-name="Subtitle">En ligne</text:span></text:p>
          </table:table-cell>
          <table:covered-table-cell/>
        </table:table-row>
        <table:table-row>
          <table:table-cell table:style-name="Table3.A3" table:number-columns-spanned="4" office:value-type="string">
            <text:list text:continue-numbering="true" text:style-name="L1">
              <text:list-item>
                <text:p text:style-name="P85"><text:span text:style-name="_30_._20_Text_20_Emphasis">Développement solo </text:span><text:span text:style-name="Text_20_no-Emphasis">de solutions logiciels pour différents mandataires</text:span></text:p>
              </text:list-item>
              <text:list-item>
                <text:p text:style-name="P85"><text:span text:style-name="_30_._20_Text_20_Emphasis"><text:span text:style-name="T84">Sollicitation </text:span></text:span><text:span text:style-name="Text_20_no-Emphasis"><text:span text:style-name="T84">de clients avec proposition de budget, d’outils et d’architecture</text:span></text:span></text:p>
              </text:list-item>
              <text:list-item>
                <text:p text:style-name="P86"><text:span text:style-name="_30_._20_Text_20_Emphasis"><text:span text:style-name="T67">Intégration </text:span></text:span><text:span text:style-name="Text_20_no-Emphasis"><text:span text:style-name="T67">d’outils et concepts propres à des champs d’expertises variés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14"><text:span text:style-name="Title"><text:span text:style-name="T115">Contractual Technician &amp; Software Developer</text:span></text:span><text:span text:style-name="Title"><text:span text:style-name="T90"> </text:span></text:span></text:p>
            <text:p text:style-name="P4"><text:bookmark-start text:name="__DdeLink__509_2290474315"/><text:span text:style-name="Subtitle"><text:span text:style-name="T118">Oneka Technologies</text:span></text:span><text:bookmark-end text:name="__DdeLink__509_2290474315"/><text:span text:style-name="Subtitle"><text:span text:style-name="T89"> <text:s/></text:span></text:span></text:p>
          </table:table-cell>
          <table:covered-table-cell/>
          <table:table-cell table:style-name="Table3.C4" table:number-columns-spanned="2" office:value-type="string">
            <text:p text:style-name="P18"><text:span text:style-name="_30_._20_Text_20_Emphasis"><text:span text:style-name="T105">2021 </text:span></text:span><text:span text:style-name="_30_._20_Text_20_Emphasis"><text:span text:style-name="T103">– </text:span></text:span><text:span text:style-name="_30_._20_Text_20_Emphasis"><text:span text:style-name="T104">Curren</text:span></text:span><text:span text:style-name="_30_._20_Text_20_Emphasis"><text:span text:style-name="T77">t</text:span></text:span></text:p>
            <text:p text:style-name="P18"><text:span text:style-name="Subtitle"><text:span text:style-name="T41">Sherbrooke</text:span></text:span><text:span text:style-name="Subtitle"><text:span text:style-name="T37">, </text:span></text:span><text:span text:style-name="Subtitle"><text:span text:style-name="T38">Canad</text:span></text:span><text:span text:style-name="Subtitle"><text:span text:style-name="T83">a</text:span>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342025699" text:style-name="L2">
              <text:list-item>
                <text:p text:style-name="P87"><text:span text:style-name="T27"/></text:p>
              </text:list-item>
            </text:list>
            <text:list text:style-name="L3">
              <text:list-item>
                <text:p text:style-name="P58"><text:span text:style-name="_30_._20_Text_20_Emphasis"><text:span text:style-name="T25">Monitoring of test bench and of remote buoys 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27"><text:span text:style-name="Title"><text:span text:style-name="T116">P</text:span></text:span><text:span text:style-name="Title"><text:span text:style-name="T114">roject Manager (as Biologist)</text:span></text:span></text:p>
            <text:p text:style-name="P26"><text:span text:style-name="Subtitle"><text:span text:style-name="T49">Organisme des bassins versants</text:span></text:span><text:span text:style-name="Subtitle"> Vaudreuil-Soulanges</text:span></text:p>
            <text:p text:style-name="P11"><text:span text:style-name="Subtitle"><text:span text:style-name="T119">Conseil de l'eau Gaspésie Sud</text:span></text:span><text:bookmark text:name="__DdeLink__518_2290474315"/><text:span text:style-name="Subtitle"><text:span text:style-name="T97"> </text:span></text:span><text:span text:style-name="Subtitle"><text:span text:style-name="T36"><text:s text:c="2"/></text:span></text:span><text:span text:style-name="Subtitle"><text:span text:style-name="T98"><text:s text:c="2"/></text:span></text:span><text:span text:style-name="Subtitle"><text:span text:style-name="T119"><text:s text:c="2"/></text:span></text:span><text:span text:style-name="Subtitle"><text:span text:style-name="T98"><text:s/></text:span></text:span><text:span text:style-name="Subtitle"><text:span text:style-name="T119"><text:s/></text:span></text:span><text:span text:style-name="Subtitle"><text:span text:style-name="T36"><text:s/></text:span></text:span></text:p>
          </table:table-cell>
          <table:covered-table-cell/>
          <table:table-cell table:style-name="Table3.C4" table:number-columns-spanned="2" office:value-type="string">
            <text:p text:style-name="P39"><text:span text:style-name="_30_._20_Text_20_Emphasis"><text:span text:style-name="T40">20</text:span></text:span><text:span text:style-name="_30_._20_Text_20_Emphasis"><text:span text:style-name="T37">1</text:span></text:span><text:span text:style-name="_30_._20_Text_20_Emphasis"><text:span text:style-name="T49">8</text:span></text:span><text:span text:style-name="_30_._20_Text_20_Emphasis"> </text:span><text:span text:style-name="_30_._20_Text_20_Emphasis"><text:span text:style-name="T38">– </text:span></text:span><text:span text:style-name="_30_._20_Text_20_Emphasis"><text:span text:style-name="T40">20</text:span></text:span><text:span text:style-name="_30_._20_Text_20_Emphasis"><text:span text:style-name="T37">20</text:span></text:span></text:p>
            <text:p text:style-name="P16"><text:span text:style-name="Subtitle">Saint-</text:span><text:span text:style-name="Subtitle"><text:span text:style-name="T37">Polycarpe, </text:span></text:span><text:span text:style-name="Subtitle"><text:span text:style-name="T38">Canad</text:span></text:span><text:span text:style-name="Subtitle"><text:span text:style-name="T83">a</text:span></text:span></text:p>
            <text:p text:style-name="P17"><text:span text:style-name="Subtitle"><text:span text:style-name="T37">Bonaventure, </text:span></text:span><text:span text:style-name="Subtitle"><text:span text:style-name="T38">Canad</text:span></text:span><text:span text:style-name="Subtitle"><text:span text:style-name="T83">a</text:span>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4">
              <text:list-item>
                <text:p text:style-name="P81"><text:span text:style-name="_30_._20_Text_20_Emphasis"><text:span text:style-name="T65">Project c</text:span></text:span><text:span text:style-name="_30_._20_Text_20_Emphasis">onception </text:span><text:span text:style-name="_30_._20_Text_20_Emphasis"><text:span text:style-name="T66">&amp; execution</text:span></text:span><text:span text:style-name="_30_._20_Text_20_Emphasis"> </text:span><text:span text:style-name="Text_20_no-Emphasis"><text:span text:style-name="T66">for</text:span></text:span><text:span text:style-name="Text_20_no-Emphasis"> </text:span><text:span text:style-name="Text_20_no-Emphasis"><text:span text:style-name="T66">waterways and </text:span></text:span><text:span text:style-name="Text_20_no-Emphasis">riparian strip</text:span><text:span text:style-name="Text_20_no-Emphasis"><text:span text:style-name="T66">s</text:span></text:span><text:span text:style-name="Text_20_no-Emphasis"> conservation </text:span></text:p>
              </text:list-item>
              <text:list-item>
                <text:p text:style-name="P81"><text:span text:style-name="_30_._20_Text_20_Emphasis"><text:span text:style-name="T66">Grant seeking &amp; budgeting </text:span></text:span><text:span text:style-name="Text_20_no-Emphasis"><text:span text:style-name="T66">for planned projects </text:span></text:span></text:p>
              </text:list-item>
              <text:list-item>
                <text:p text:style-name="P82"><text:soft-page-break/><text:span text:style-name="_30_._20_Text_20_Emphasis"><text:span text:style-name="T66">Cartography &amp; web automation </text:span></text:span><text:span text:style-name="Text_20_no-Emphasis">to facilitate work on these ongoing projects</text:span></text:p>
                <text:p text:style-name="P54"><text:span text:style-name="Text_20_no-Emphasis">↳ </text:span><text:span text:style-name="Text_20_no-Emphasis"><text:span text:style-name="T65">ArcGIS, Excel, </text:span></text:span><text:span text:style-name="Text_20_no-Emphasis"><text:span text:style-name="T66">Selenium IDE</text:span></text:span></text:p>
                <text:p text:style-name="P83"><text:s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19"><text:span text:style-name="Title"><text:span text:style-name="T110">Technical Support</text:span></text:span><text:span text:style-name="Title"><text:span text:style-name="T111"> </text:span></text:span></text:p>
            <text:p text:style-name="P5"><text:span text:style-name="Subtitle"><text:span text:style-name="T120">Sykes </text:span></text:span><text:span text:style-name="Subtitle"><text:span text:style-name="T121">Enterprises</text:span></text:span></text:p>
          </table:table-cell>
          <table:covered-table-cell/>
          <table:table-cell table:style-name="Table3.C8" table:number-columns-spanned="2" office:value-type="string">
            <text:p text:style-name="P29"><text:span text:style-name="_30_._20_Text_20_Emphasis"><text:span text:style-name="T101">20</text:span></text:span><text:span text:style-name="_30_._20_Text_20_Emphasis"><text:span text:style-name="T106">1</text:span></text:span><text:span text:style-name="_30_._20_Text_20_Emphasis"><text:span text:style-name="T107">7</text:span></text:span><text:span text:style-name="_30_._20_Text_20_Emphasis"><text:span text:style-name="T102"> </text:span></text:span><text:span text:style-name="_30_._20_Text_20_Emphasis"><text:span text:style-name="T103">– </text:span></text:span><text:span text:style-name="_30_._20_Text_20_Emphasis"><text:span text:style-name="T101">20</text:span></text:span><text:span text:style-name="_30_._20_Text_20_Emphasis"><text:span text:style-name="T106">1</text:span></text:span><text:span text:style-name="_30_._20_Text_20_Emphasis"><text:span text:style-name="T107">8</text:span></text:span></text:p>
            <text:p text:style-name="P18"><text:span text:style-name="Subtitle"><text:span text:style-name="T37">Sherbrooke, </text:span></text:span><text:span text:style-name="Subtitle"><text:span text:style-name="T38">Canada</text:span>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342025699" text:style-name="L2">
              <text:list-item>
                <text:p text:style-name="P65"><text:span text:style-name="_30_._20_Text_20_Emphasis"><text:span text:style-name="T92">R</text:span></text:span><text:span text:style-name="_30_._20_Text_20_Emphasis"><text:span text:style-name="T86">eplacement floor supervisor and instructor</text:span></text:span></text:p>
              </text:list-item>
              <text:list-item>
                <text:p text:style-name="P65"><text:span text:style-name="_30_._20_Text_20_Emphasis"><text:span text:style-name="T92">Second level customer </text:span></text:span><text:span text:style-name="_30_._20_Text_20_Emphasis"><text:span text:style-name="T86">support for a </text:span></text:span><text:span text:style-name="_30_._20_Text_20_Emphasis"><text:span text:style-name="T92">mobile phone</text:span></text:span><text:span text:style-name="_30_._20_Text_20_Emphasis"><text:span text:style-name="T86"> provider </text:span></text:span><text:span text:style-name="_30_._20_Text_20_Emphasis"><text:span text:style-name="T92">(FR &amp; EN)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0"><text:span text:style-name="Title"><text:span text:style-name="T110">Agro-Entrepreneur</text:span></text:span><text:span text:style-name="Title"> </text:span></text:p>
            <text:p text:style-name="P6"><text:span text:style-name="Subtitle"><text:span text:style-name="T118">Éc</text:span></text:span><text:bookmark-start text:name="__DdeLink__532_2290474315"/><text:span text:style-name="Subtitle"><text:span text:style-name="T118">ollab (</text:span></text:span><text:span text:style-name="Subtitle"><text:span text:style-name="T122">now</text:span></text:span><text:span text:style-name="Subtitle"><text:span text:style-name="T118"> Agropol)</text:span></text:span><text:bookmark-end text:name="__DdeLink__532_2290474315"/></text:p>
          </table:table-cell>
          <table:covered-table-cell/>
          <table:table-cell table:style-name="Table3.C8" table:number-columns-spanned="2" office:value-type="string">
            <text:p text:style-name="P18"><text:span text:style-name="_30_._20_Text_20_Emphasis"><text:span text:style-name="T101">20</text:span></text:span><text:span text:style-name="_30_._20_Text_20_Emphasis"><text:span text:style-name="T106">16</text:span></text:span><text:span text:style-name="_30_._20_Text_20_Emphasis"><text:span text:style-name="T102"> </text:span></text:span><text:span text:style-name="_30_._20_Text_20_Emphasis"><text:span text:style-name="T103">– </text:span></text:span><text:span text:style-name="_30_._20_Text_20_Emphasis"><text:span text:style-name="T101">20</text:span></text:span><text:span text:style-name="_30_._20_Text_20_Emphasis"><text:span text:style-name="T106">17</text:span></text:span></text:p>
            <text:p text:style-name="P18"><text:span text:style-name="Subtitle"><text:span text:style-name="T37">Sherbrooke, </text:span></text:span><text:span text:style-name="Subtitle"><text:span text:style-name="T38">Canada</text:span></text:span></text:p>
          </table:table-cell>
          <table:covered-table-cell/>
        </table:table-row>
        <table:table-row>
          <table:table-cell table:style-name="Table3.A11" table:number-columns-spanned="4" office:value-type="string">
            <text:list text:continue-numbering="true" text:style-name="L2">
              <text:list-item>
                <text:p text:style-name="P62"><text:span text:style-name="_30_._20_Text_20_Emphasis">Production of microgreens and honey for restaurants and </text:span><text:span text:style-name="_30_._20_Text_20_Emphasis"><text:span text:style-name="T53">farmers</text:span></text:span><text:span text:style-name="_30_._20_Text_20_Emphasis"> markets</text:span></text:p>
              </text:list-item>
              <text:list-item>
                <text:p text:style-name="P62"><text:span text:style-name="_30_._20_Text_20_Emphasis">Construction </text:span><text:span text:style-name="_30_._20_Text_20_Emphasis"><text:span text:style-name="T53">of farming installations and maintenance of large gardens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3"><text:span text:style-name="Title"><text:span text:style-name="T109">Analyst</text:span></text:span><text:span text:style-name="Title"><text:span text:style-name="T112"> </text:span></text:span><text:span text:style-name="Title"><text:span text:style-name="T113">(4 </text:span></text:span><text:span text:style-name="Title"><text:span text:style-name="T110">month internship</text:span></text:span><text:span text:style-name="Title"><text:span text:style-name="T113">)</text:span></text:span><text:span text:style-name="Title"><text:span text:style-name="T91"> </text:span></text:span></text:p>
            <text:p text:style-name="P8"><text:span text:style-name="Subtitle"><text:span text:style-name="T123">Québec’s environment ministry</text:span></text:span><text:span text:style-name="Subtitle"><text:span text:style-name="T118"> (MELCC)</text:span></text:span></text:p>
          </table:table-cell>
          <table:covered-table-cell/>
          <table:table-cell table:style-name="Table3.C8" table:number-columns-spanned="2" office:value-type="string">
            <text:p text:style-name="P40"><text:span text:style-name="_30_._20_Text_20_Emphasis">2016</text:span></text:p>
            <text:p text:style-name="P18"><text:span text:style-name="Subtitle"><text:span text:style-name="T38">Rimouski</text:span></text:span><text:span text:style-name="Subtitle"><text:span text:style-name="T37">, </text:span></text:span><text:span text:style-name="Subtitle"><text:span text:style-name="T38">Canada</text:span>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2">
              <text:list-item>
                <text:p text:style-name="P62"><text:span text:style-name="_30_._20_Text_20_Emphasis">Processing of authorization certificate requests related to water </text:span><text:span text:style-name="_30_._20_Text_20_Emphasis"><text:span text:style-name="T54">bodies</text:span></text:span></text:p>
              </text:list-item>
              <text:list-item>
                <text:p text:style-name="P62"><text:span text:style-name="_30_._20_Text_20_Emphasis">Writing reports and communications on behalf of the ministry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30"><text:span text:style-name="Title"><text:span text:style-name="T129">Research Assistant</text:span></text:span><text:span text:style-name="Title"><text:span text:style-name="T130"> </text:span></text:span><text:span text:style-name="Title"><text:span text:style-name="T131">(</text:span></text:span><text:span text:style-name="Title"><text:span text:style-name="T132">4 month internships</text:span></text:span><text:span text:style-name="Title"><text:span text:style-name="T131">)</text:span></text:span></text:p>
            <text:p text:style-name="P21"><text:span text:style-name="Subtitle"><text:span text:style-name="T47">Lab d’écologie végétale </text:span></text:span><text:span text:style-name="Subtitle">(Université de Sherbrooke)</text:span></text:p>
            <text:p text:style-name="P21"><text:span text:style-name="Subtitle"><text:span text:style-name="T47">Lab </text:span></text:span><text:span text:style-name="Subtitle"><text:span text:style-name="T51">d’écologie d’arthropodes tropicaux </text:span></text:span><text:bookmark-start text:name="__DdeLink__543_2290474315"/><text:span text:style-name="Subtitle"><text:span text:style-name="T39">(</text:span></text:span><text:span text:style-name="Subtitle"><text:span text:style-name="T46">E</text:span></text:span><text:span text:style-name="Subtitle"><text:span text:style-name="T39">COFOG)</text:span></text:span><text:bookmark-end text:name="__DdeLink__543_2290474315"/></text:p>
            <text:p text:style-name="P7"><text:span text:style-name="Subtitle"><text:span text:style-name="T124">Tree Snail Conservation Lab </text:span></text:span><text:span text:style-name="Subtitle"><text:span text:style-name="T125">(Univeristy of Honolulu)</text:span></text:span><text:span text:style-name="Subtitle"><text:span text:style-name="T99"> </text:span></text:span><text:span text:style-name="Subtitle"><text:span text:style-name="T98"><text:s/></text:span></text:span><text:span text:style-name="Subtitle"><text:span text:style-name="T96"><text:s/></text:span></text:span></text:p>
          </table:table-cell>
          <table:covered-table-cell/>
          <table:table-cell table:style-name="Table3.C14" table:number-columns-spanned="2" office:value-type="string">
            <text:p text:style-name="P39"><text:span text:style-name="_30_._20_Text_20_Emphasis"><text:span text:style-name="T40">201</text:span></text:span><text:span text:style-name="_30_._20_Text_20_Emphasis"><text:span text:style-name="T48">4</text:span></text:span><text:span text:style-name="_30_._20_Text_20_Emphasis"> </text:span><text:span text:style-name="_30_._20_Text_20_Emphasis"><text:span text:style-name="T38">– </text:span></text:span><text:span text:style-name="_30_._20_Text_20_Emphasis"><text:span text:style-name="T40">20</text:span></text:span><text:span text:style-name="_30_._20_Text_20_Emphasis"><text:span text:style-name="T37">16</text:span></text:span></text:p>
            <text:p text:style-name="P16"><text:span text:style-name="Subtitle"><text:span text:style-name="T37">Sherbrooke, </text:span></text:span><text:span text:style-name="Subtitle"><text:span text:style-name="T38">Canada</text:span></text:span></text:p>
            <text:p text:style-name="P22"><text:span text:style-name="Subtitle">Kourou, </text:span><text:span text:style-name="Subtitle"><text:span text:style-name="T54">French Guiana</text:span></text:span></text:p>
            <text:p text:style-name="P22"><text:span text:style-name="Subtitle">Honolulu, </text:span><text:span text:style-name="Subtitle"><text:span text:style-name="T54">United States</text:span>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2">
              <text:list-item>
                <text:p text:style-name="P66"><text:span text:style-name="_30_._20_Text_20_Emphasis">Development and execution of rigorous field and laboratory protocols</text:span></text:p>
              </text:list-item>
              <text:list-item>
                <text:p text:style-name="P66"><text:span text:style-name="_30_._20_Text_20_Emphasis">Reviewing scientific literature for analysis and writing</text:span>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4"><text:span text:style-name="Section">Education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"/>
            <text:p text:style-name="P12"><text:span text:style-name="Title">Big Data Development</text:span></text:p>
            <text:p text:style-name="P10"><text:span text:style-name="Subtitle"><text:span text:style-name="T126">Collegial</text:span></text:span><text:span text:style-name="Subtitle"><text:span text:style-name="T118"> </text:span></text:span><text:span text:style-name="Subtitle"><text:span text:style-name="T126">attestation</text:span></text:span><text:span text:style-name="Subtitle"><text:span text:style-name="T127">(</text:span></text:span><text:span text:style-name="Subtitle"><text:span text:style-name="T118">AEC</text:span></text:span><text:span text:style-name="Subtitle"><text:span text:style-name="T127">)</text:span></text:span></text:p>
          </table:table-cell>
          <table:table-cell table:style-name="Table1.B2" office:value-type="string">
            <text:p text:style-name="P43"/>
            <text:p text:style-name="P24"><text:span text:style-name="_30_._20_Text_20_Emphasis"><text:span text:style-name="T100">202</text:span></text:span><text:span text:style-name="_30_._20_Text_20_Emphasis"><text:span text:style-name="T101">2</text:span></text:span><text:span text:style-name="_30_._20_Text_20_Emphasis"><text:span text:style-name="T100"> – </text:span></text:span><text:span text:style-name="_30_._20_Text_20_Emphasis"><text:span text:style-name="T108">Curren</text:span></text:span><text:span text:style-name="_30_._20_Text_20_Emphasis"><text:span text:style-name="T77">t</text:span></text:span><text:span text:style-name="T32"> </text:span></text:p>
            <text:p text:style-name="P24"><text:span text:style-name="Subtitle">Collège Bois-de-Boulogne</text:span><text:span text:style-name="T50">­</text:span></text:p>
          </table:table-cell>
        </table:table-row>
        <table:table-row table:style-name="Table1.2">
          <table:table-cell table:style-name="Table1.A3" table:number-columns-spanned="2" office:value-type="string">
            <text:list text:continue-numbering="true" text:style-name="L2">
              <text:list-item>
                <text:p text:style-name="P64"><text:span text:style-name="_30_._20_Text_20_Emphasis">Notions on data management, processing and security</text:span></text:p>
              </text:list-item>
              <text:list-item>
                <text:p text:style-name="P68"><text:span text:style-name="_30_._20_Text_20_Emphasis"><text:span text:style-name="T93">Exploration of big data tools likes </text:span></text:span><text:span text:style-name="_30_._20_Text_20_Emphasis"><text:span text:style-name="T94">Spark, Hadoop, Kafka, Flink </text:span></text:span><text:span text:style-name="_30_._20_Text_20_Emphasis"><text:span text:style-name="T93">and more</text:span>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4" office:value-type="string">
            <text:p text:style-name="P42"><text:span text:style-name="Title">Geomatics</text:span></text:p>
            <text:p text:style-name="P9"><text:span text:style-name="Subtitle"><text:span text:style-name="T126">Graduate </text:span></text:span><text:span text:style-name="Subtitle"><text:span text:style-name="T128">d</text:span></text:span><text:span text:style-name="Subtitle"><text:span text:style-name="T82">egree</text:span></text:span><text:span text:style-name="Subtitle"><text:span text:style-name="T118"> </text:span></text:span><text:span text:style-name="Subtitle"><text:span text:style-name="T127">(</text:span></text:span><text:span text:style-name="Subtitle"><text:span text:style-name="T118">DESS</text:span></text:span><text:span text:style-name="Subtitle"><text:span text:style-name="T127">)</text:span></text:span></text:p>
          </table:table-cell>
          <table:table-cell table:style-name="Table1.B4" office:value-type="string">
            <text:p text:style-name="P41"><text:span text:style-name="_30_._20_Text_20_Emphasis">2020 – 2021</text:span></text:p>
            <text:p text:style-name="P24"><text:span text:style-name="Subtitle">Université de Sherbrooke</text:span></text:p>
          </table:table-cell>
        </table:table-row>
        <table:table-row table:style-name="Table1.4">
          <table:table-cell table:style-name="Table1.A5" table:number-columns-spanned="2" office:value-type="string">
            <text:list text:continue-numbering="true" text:style-name="L2">
              <text:list-item>
                <text:p text:style-name="P67"><text:span text:style-name="_30_._20_Text_20_Emphasis"><text:span text:style-name="T95">F</text:span></text:span><text:span text:style-name="_30_._20_Text_20_Emphasis"><text:span text:style-name="T86">undamentals of cartography, geospatial data and remote sensing</text:span></text:span></text:p>
              </text:list-item>
              <text:list-item>
                <text:p text:style-name="P63"><text:span text:style-name="_30_._20_Text_20_Emphasis">Application of GIS tools for data analysis, chain processing and mapping</text:span></text:p>
              </text:list-item>
            </text:list>
          </table:table-cell>
          <table:covered-table-cell/>
        </table:table-row>
        <table:table-row table:style-name="Table1.6">
          <table:table-cell table:style-name="Table1.A6" office:value-type="string">
            <text:p text:style-name="P42"><text:span text:style-name="Title">Ecology</text:span></text:p>
            <text:p text:style-name="P28"><text:span text:style-name="Subtitle">Undergraduate degree (bachelor’s)</text:span></text:p>
          </table:table-cell>
          <table:table-cell table:style-name="Table1.B6" office:value-type="string">
            <text:p text:style-name="P41"><text:span text:style-name="_30_._20_Text_20_Emphasis">2013 – 2016</text:span></text:p>
            <text:p text:style-name="P24"><text:span text:style-name="Subtitle">Université de Sherbrooke</text:span></text:p>
          </table:table-cell>
        </table:table-row>
        <table:table-row table:style-name="Table1.6">
          <table:table-cell table:style-name="Table1.A7" table:number-columns-spanned="2" office:value-type="string">
            <text:list text:continue-numbering="true" text:style-name="L2">
              <text:list-item>
                <text:p text:style-name="P79"><text:span text:style-name="_30_._20_Text_20_Emphasis"><text:span text:style-name="T55">Study of</text:span></text:span><text:span text:style-name="_30_._20_Text_20_Emphasis"> relations</text:span><text:span text:style-name="_30_._20_Text_20_Emphasis"><text:span text:style-name="T55">hips </text:span></text:span><text:span text:style-name="_30_._20_Text_20_Emphasis">between </text:span><text:span text:style-name="_30_._20_Text_20_Emphasis"><text:span text:style-name="T55">living </text:span></text:span><text:span text:style-name="_30_._20_Text_20_Emphasis">organisms and their environment</text:span><text:span text:style-name="_30_._20_Text_20_Emphasis"><text:span text:style-name="T55">s</text:span></text:span></text:p>
              </text:list-item>
              <text:list-item>
                <text:p text:style-name="P80"><text:span text:style-name="_30_._20_Text_20_Emphasis">Analysis of messy ecological data from field or lab protocols</text:span></text:p>
              </text:list-item>
              <text:list-item>
                <text:p text:style-name="P84"/>
              </text:list-item>
            </text:list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3"><text:span text:style-name="Title">Langu</text:span><text:span text:style-name="Title"><text:span text:style-name="T55">age</text:span></text:span><text:span text:style-name="Title">s</text:span></text:p>
          </table:table-cell>
          <table:table-cell table:style-name="Table5.B1" office:value-type="string">
            <text:p text:style-name="P32"/>
          </table:table-cell>
          <table:table-cell table:style-name="Table5.A1" office:value-type="string">
            <text:p text:style-name="P35"><text:span text:style-name="Title"><text:span text:style-name="T67">Pe</text:span></text:span><text:span text:style-name="Title"><text:span text:style-name="T83">r</text:span></text:span><text:span text:style-name="Title"><text:span text:style-name="T67">sonal</text:span></text:span><text:span text:style-name="Title"> Interests</text:span></text:p>
          </table:table-cell>
        </table:table-row>
        <table:table-row table:style-name="Table5.2">
          <table:table-cell table:style-name="Table5.A2" office:value-type="string">
            <text:list text:continue-numbering="true" text:style-name="L2">
              <text:list-header>
                <text:p text:style-name="P88"/>
              </text:list-header>
              <text:list-item>
                <text:p text:style-name="P89"><text:soft-page-break/><text:span text:style-name="_30_._20_Text_20_Emphasis"><text:span text:style-name="T55">French</text:span></text:span><text:span text:style-name="_30_._20_Text_20_Emphasis"> (</text:span><text:span text:style-name="_30_._20_Text_20_Emphasis"><text:span text:style-name="T55">native</text:span></text:span><text:span text:style-name="_30_._20_Text_20_Emphasis">)</text:span></text:p>
              </text:list-item>
              <text:list-item>
                <text:p text:style-name="P89"><text:span text:style-name="_30_._20_Text_20_Emphasis">Serbo-</text:span><text:span text:style-name="_30_._20_Text_20_Emphasis"><text:span text:style-name="T55">croatian</text:span></text:span><text:span text:style-name="_30_._20_Text_20_Emphasis"> (</text:span><text:span text:style-name="_30_._20_Text_20_Emphasis"><text:span text:style-name="T55">native</text:span></text:span><text:span text:style-name="_30_._20_Text_20_Emphasis">)</text:span></text:p>
              </text:list-item>
              <text:list-item>
                <text:p text:style-name="P89"><text:span text:style-name="_30_._20_Text_20_Emphasis"><text:span text:style-name="T55">English</text:span></text:span><text:span text:style-name="_30_._20_Text_20_Emphasis"> (</text:span><text:span text:style-name="_30_._20_Text_20_Emphasis"><text:span text:style-name="T55">equivalent to native</text:span></text:span><text:span text:style-name="_30_._20_Text_20_Emphasis">)</text:span></text:p>
              </text:list-item>
              <text:list-item>
                <text:p text:style-name="P89"><text:span text:style-name="_30_._20_Text_20_Emphasis"><text:span text:style-name="T55">Spanish</text:span></text:span><text:span text:style-name="_30_._20_Text_20_Emphasis"> (</text:span><text:span text:style-name="_30_._20_Text_20_Emphasis"><text:span text:style-name="T55">intermediary</text:span></text:span><text:span text:style-name="_30_._20_Text_20_Emphasis">)</text:span></text:p>
              </text:list-item>
            </text:list>
          </table:table-cell>
          <table:table-cell table:style-name="Table5.B2" office:value-type="string">
            <text:p text:style-name="P47"/>
          </table:table-cell>
          <table:table-cell table:style-name="Table5.C2" office:value-type="string">
            <text:list text:continue-numbering="true" text:style-name="L2">
              <text:list-header>
                <text:p text:style-name="P71"/>
              </text:list-header>
              <text:list-item>
                <text:p text:style-name="P72"><text:soft-page-break/><text:span text:style-name="_30_._20_Text_20_Emphasis">Travelling and nature</text:span></text:p>
              </text:list-item>
              <text:list-item>
                <text:p text:style-name="P72"><text:span text:style-name="_30_._20_Text_20_Emphasis">Running and cyclism</text:span></text:p>
              </text:list-item>
              <text:list-item>
                <text:p text:style-name="P90"><text:span text:style-name="_30_._20_Text_20_Emphasis">Culinary exploration</text:span></text:p>
              </text:list-item>
              <text:list-item>
                <text:p text:style-name="P90"><text:span text:style-name="_30_._20_Text_20_Emphasis">Finance and stock markets</text:span></text:p>
              </text:list-item>
            </text:list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 Sans1" svg:font-family="'Open Sans'" style:font-adornments="Regular" style:font-family-generic="swiss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Text_20_no-Emphasis" style:display-name="Text no-Emphasis" style:family="text" style:parent-style-name="_30_._20_Text_20_Emphasis">
      <style:text-properties fo:color="#808080" loext:opacity="100%" style:font-name="Open Sans1" fo:font-family="'Open Sans'" style:font-style-name="Regular" style:font-family-generic="swiss"/>
    </style:style>
    <style:style style:name="_30_._20_Text_20_Emphasis" style:display-name="0. Text Emphasis" style:family="text">
      <style:text-properties fo:color="#000000" loext:opacity="100%" style:font-name="Open Sans1" fo:font-family="'Open Sans'" style:font-style-name="Regular" style:font-family-generic="swiss"/>
    </style:style>
    <style:style style:name="Subtitle" style:family="text" style:parent-style-name="_30_._20_Text_20_Emphasis">
      <style:text-properties fo:color="#b2b2b2" loext:opacity="100%" fo:font-style="italic"/>
    </style:style>
    <style:style style:name="Title" style:family="text" style:parent-style-name="_30_._20_Text_20_Emphasis">
      <style:text-properties fo:font-weight="bold"/>
    </style:style>
    <style:style style:name="Section" style:family="text" style:parent-style-name="_30_._20_Text_20_Emphasis">
      <style:text-properties fo:font-size="14pt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4-06-12T13:19:55.055666052</dc:date>
    <meta:editing-duration>P2DT17H19M35S</meta:editing-duration>
    <meta:editing-cycles>43</meta:editing-cycles>
    <meta:generator>LibreOffice/24.2.3.2$Linux_X86_64 LibreOffice_project/420$Build-2</meta:generator>
    <meta:document-statistic meta:table-count="5" meta:image-count="0" meta:object-count="0" meta:page-count="3" meta:paragraph-count="106" meta:word-count="571" meta:character-count="3963" meta:non-whitespace-character-count="3493"/>
  </office:meta>
</office:document-meta>
</file>